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df445"/>
    </style:style>
    <style:style style:name="P16" style:family="paragraph" style:parent-style-name="Table_20_Contents">
      <style:text-properties officeooo:rsid="001d7c75" officeooo:paragraph-rsid="001d7c75"/>
    </style:style>
    <style:style style:name="P17" style:family="paragraph">
      <style:paragraph-properties style:writing-mode="lr-tb"/>
    </style:style>
    <style:style style:name="P18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7c75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20f23e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502084677984" text:id="ct14050208467798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502084677424" text:id="ct14050208467742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502084849744" text:id="ct14050208484974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40502084677984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502084677424"/><text:change-start text:change-id="ct140502084849744"/>Version History<text:change-end text:change-id="ct14050208484974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</text:span></text:span><text:span text:style-name="Page_20_Number"><text:span text:style-name="T4">8</text:span></text:span><text:span text:style-name="Page_20_Number"><text:span text:style-name="T3">, 201</text:span></text:span><text:span text:style-name="Page_20_Number"><text:span text:style-name="T4">6</text:span></text:span>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P16">Initial version submitted for public comment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ef79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20f23e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2:40:24.407754885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/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8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x.x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8H52M24S</meta:editing-duration>
    <meta:generator>LibreOffice/4.4.0.3$MacOSX_X86_64 LibreOffice_project/de093506bcdc5fafd9023ee680b8c60e3e0645d7</meta:generator>
    <dc:date>2016-02-08T12:40:24.316693000</dc:date>
    <meta:printed-by>Bob Jacobsen</meta:printed-by>
    <meta:print-date>2010-09-15T08:46:04</meta:print-date>
    <meta:document-statistic meta:table-count="2" meta:image-count="0" meta:object-count="0" meta:page-count="1" meta:paragraph-count="13" meta:word-count="79" meta:character-count="473" meta:non-whitespace-character-count="400"/>
  </office:meta>
</office:document-meta>
</file>